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uando ya el alcohol y la droga nadan en sus mentes, Sofía lo mira y ve en él un brillo ajeno al usual, un brillo que se le filtra por las redes del ácido, es como si le encontrara una realidad más allá de la del día, como si Angler tuviera un maquillaje que a esta hora, y con estas visiones, fuera desmentido.</text:p>
      <text:p text:style-name="Standard"/>
      <text:p text:style-name="Standard">Bailan, se comen con ojos y labios, las luces desmedidas afloran en sus pieles, ella toma una cámara y empieza a registrar esa realidad elusiva que flota sobre la piel de su novio. En las tomas encuentra sugerencias, y su mente las rellena con imágenes y luces remotas.</text:p>
      <text:p text:style-name="Standard"/>
      <text:p text:style-name="Standard">Le muestra las fotos a Angler y elucubran teorías y fantasías, ejercen la imaginación para completar un mapa que lo conduzca a una epifanía inexorable, e ignorada. Luego se desvían hacia las cervezas y a sus cuerpos desnudos, eludiendo el final de la noche.</text:p>
      <text:p text:style-name="Standard"/>
      <text:p text:style-name="Standard">Tras la cómoda pendiente del LSD, van bajando del presente diverso, están felices, y nada cansados, aun no han tenido sexo, porque estar desnudos y penetrados, en el paroxismo químico, fue solo un baile ma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l Iglesias</meta:initial-creator>
    <meta:creation-date>2010-11-30T12:42:32</meta:creation-date>
    <dc:date>2010-11-30T12:53:55</dc:date>
    <dc:creator>Miguel Iglesias</dc:creator>
    <meta:editing-duration>PT00H11M23S</meta:editing-duration>
    <meta:editing-cycles>2</meta:editing-cycles>
    <meta:generator>OpenOffice.org/3.2$Linux OpenOffice.org_project/320m12$Build-9483</meta:generator>
    <meta:document-statistic meta:table-count="0" meta:image-count="0" meta:object-count="0" meta:page-count="1" meta:paragraph-count="4" meta:word-count="190" meta:character-count="1044"/>
  </office:meta>
</office:document-meta>
</file>